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2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Heading_20_3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4" style:family="paragraph" style:parent-style-name="Heading_20_3">
      <style:paragraph-properties fo:text-align="justify" style:justify-single-word="false"/>
    </style:style>
    <style:style style:name="P5" style:family="paragraph" style:parent-style-name="Preformatted_20_Text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Preformatted_20_Text">
      <style:paragraph-properties fo:text-align="justify" style:justify-single-word="false"/>
    </style:style>
    <style:style style:name="P7" style:family="paragraph" style:parent-style-name="Preformatted_20_Text">
      <style:paragraph-properties fo:margin-top="0cm" fo:margin-bottom="0.499cm" loext:contextual-spacing="false" fo:text-align="justify" style:justify-single-word="false"/>
    </style:style>
    <style:style style:name="P8" style:family="paragraph" style:parent-style-name="Text_20_body">
      <style:text-properties style:font-name="Times new roman" fo:font-size="10pt" style:font-size-asian="10pt" style:font-size-complex="10pt"/>
    </style:style>
    <style:style style:name="P9" style:family="paragraph" style:parent-style-name="Text_20_body" style:list-style-name="L6">
      <style:text-properties style:font-name="Times new roman" fo:font-size="10pt" style:font-size-asian="10pt" style:font-size-complex="10pt"/>
    </style:style>
    <style:style style:name="P10" style:family="paragraph" style:parent-style-name="Text_20_body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11" style:family="paragraph" style:parent-style-name="Text_20_body" style:list-style-name="L1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12" style:family="paragraph" style:parent-style-name="Text_20_body" style:list-style-name="L2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13" style:family="paragraph" style:parent-style-name="Text_20_body" style:list-style-name="L4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14" style:family="paragraph" style:parent-style-name="Text_20_body" style:list-style-name="L7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15" style:family="paragraph" style:parent-style-name="Text_20_body" style:list-style-name="L8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16" style:family="paragraph" style:parent-style-name="Text_20_body" style:list-style-name="L9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17" style:family="paragraph" style:parent-style-name="Text_20_body">
      <style:paragraph-properties fo:text-align="justify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Text_20_body" style:list-style-name="L3">
      <style:paragraph-properties fo:margin-top="0cm" fo:margin-bottom="0cm" loext:contextual-spacing="false"/>
      <style:text-properties style:font-name="Times new roman" fo:font-size="10pt" style:font-size-asian="10pt" style:font-size-complex="10pt"/>
    </style:style>
    <style:style style:name="P20" style:family="paragraph" style:parent-style-name="Text_20_body" style:list-style-name="L5">
      <style:paragraph-properties fo:margin-top="0cm" fo:margin-bottom="0cm" loext:contextual-spacing="false"/>
      <style:text-properties style:font-name="Times new roman" fo:font-size="10pt" style:font-size-asian="10pt" style:font-size-complex="10pt"/>
    </style:style>
    <style:style style:name="P21" style:family="paragraph" style:parent-style-name="Text_20_body" style:list-style-name="L6">
      <style:paragraph-properties fo:margin-top="0cm" fo:margin-bottom="0cm" loext:contextual-spacing="false"/>
      <style:text-properties style:font-name="Times new roman" fo:font-size="10pt" style:font-size-asian="10pt" style:font-size-complex="10pt"/>
    </style:style>
    <style:style style:name="P22" style:family="paragraph" style:parent-style-name="Text_20_body" style:list-style-name="L1">
      <style:paragraph-properties fo:margin-top="0cm" fo:margin-bottom="0cm" loext:contextual-spacing="false" fo:text-align="justify" style:justify-single-word="false"/>
      <style:text-properties style:font-name="Times new roman" fo:font-size="10pt" style:font-size-asian="10pt" style:font-size-complex="10pt"/>
    </style:style>
    <style:style style:name="P23" style:family="paragraph" style:parent-style-name="Text_20_body" style:list-style-name="L2">
      <style:paragraph-properties fo:margin-top="0cm" fo:margin-bottom="0cm" loext:contextual-spacing="false" fo:text-align="justify" style:justify-single-word="false"/>
      <style:text-properties style:font-name="Times new roman" fo:font-size="10pt" style:font-size-asian="10pt" style:font-size-complex="10pt"/>
    </style:style>
    <style:style style:name="P24" style:family="paragraph" style:parent-style-name="Text_20_body" style:list-style-name="L4">
      <style:paragraph-properties fo:margin-top="0cm" fo:margin-bottom="0cm" loext:contextual-spacing="false" fo:text-align="justify" style:justify-single-word="false"/>
      <style:text-properties style:font-name="Times new roman" fo:font-size="10pt" style:font-size-asian="10pt" style:font-size-complex="10pt"/>
    </style:style>
    <style:style style:name="P25" style:family="paragraph" style:parent-style-name="Text_20_body" style:list-style-name="L7">
      <style:paragraph-properties fo:margin-top="0cm" fo:margin-bottom="0cm" loext:contextual-spacing="false" fo:text-align="justify" style:justify-single-word="false"/>
      <style:text-properties style:font-name="Times new roman" fo:font-size="10pt" style:font-size-asian="10pt" style:font-size-complex="10pt"/>
    </style:style>
    <style:style style:name="P26" style:family="paragraph" style:parent-style-name="Text_20_body" style:list-style-name="L8">
      <style:paragraph-properties fo:margin-top="0cm" fo:margin-bottom="0cm" loext:contextual-spacing="false" fo:text-align="justify" style:justify-single-word="false"/>
      <style:text-properties style:font-name="Times new roman" fo:font-size="10pt" style:font-size-asian="10pt" style:font-size-complex="10pt"/>
    </style:style>
    <style:style style:name="P27" style:family="paragraph" style:parent-style-name="Text_20_body" style:list-style-name="L9">
      <style:paragraph-properties fo:margin-top="0cm" fo:margin-bottom="0cm" loext:contextual-spacing="false" fo:text-align="justify" style:justify-single-word="false"/>
      <style:text-properties style:font-name="Times new roman" fo:font-size="10pt" style:font-size-asian="10pt" style:font-size-complex="10pt"/>
    </style:style>
    <style:style style:name="P28" style:family="paragraph" style:parent-style-name="Text_20_body">
      <style:paragraph-properties fo:text-align="justify" style:justify-single-word="false" fo:break-before="page"/>
      <style:text-properties style:font-name="Times new roman" fo:font-size="10pt" style:font-size-asian="10pt" style:font-size-complex="10pt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officeooo:rsid="0005ca7c"/>
    </style:style>
    <text:list-style style:name="L1">
      <text:list-level-style-bullet text:level="1" text:style-name="Bullet_20_Symbols" style:num-suffix="." text:bullet-char="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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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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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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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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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O que influencia no desempenho depende muito de: <text:span text:style-name="T3">(fonte: t.ly/jljA3 )</text:span></text:p>
      <text:list xml:id="list3325372962" text:style-name="L1">
        <text:list-item>
          <text:p text:style-name="P22">Velocidade da CPU + memória RAM; </text:p>
        </text:list-item>
        <text:list-item>
          <text:p text:style-name="P22">Velocidade do subsistema de disco; </text:p>
        </text:list-item>
        <text:list-item>
          <text:p text:style-name="P22">Desempenho do tempo de execução da linguagem da aplicação (nesse caso, o PHP); </text:p>
        </text:list-item>
        <text:list-item>
          <text:p text:style-name="P22">Configuração do banco de dados (temos MySQL ou PostgreSQL); </text:p>
        </text:list-item>
        <text:list-item>
          <text:p text:style-name="P11">E, claro, a aplicação (quais recursos está utilizando); </text:p>
        </text:list-item>
      </text:list>
      <text:p text:style-name="P10">Precisamos ter quatro ferramentas que possam medir a velocidade individualmente:</text:p>
      <text:list xml:id="list919647454" text:style-name="L2">
        <text:list-item>
          <text:p text:style-name="P23">Para os componentes do servidor: CPU + RAM e subsistema de disco; </text:p>
        </text:list-item>
        <text:list-item>
          <text:p text:style-name="P12">Para os componentes de software: MySQL e PHP </text:p>
        </text:list-item>
      </text:list>
      <text:p text:style-name="P10">Tendo os resultados das medições, podemos falar do complexo desempenho de um servidor como um todo, e podemos prever a carga das aplicações Web.</text:p>
      <text:h text:style-name="P2" text:outline-level="2">Ferramentas de medição</text:h>
      <text:h text:style-name="P4" text:outline-level="3"><text:span text:style-name="T1">O que é o </text:span><text:a xlink:type="simple" xlink:href="https://github.com/akopytov/sysbench" text:style-name="Internet_20_link" text:visited-style-name="Visited_20_Internet_20_Link"><text:span text:style-name="T1">sysbench</text:span></text:a><text:span text:style-name="T1">?</text:span></text:h>
      <text:p text:style-name="P10">Eu não posso descrever melhor essa ferramenta que o seu autor, por isso cito sua descrição:</text:p>
      <text:p text:style-name="P18"><text:span text:style-name="Emphasis"><text:span text:style-name="T1">SysBench é uma ferramenta multiplataforma, modular e multithreaded para avaliar os parâmetros do sistema operacional que são importantes para executar um sistema de banco de dados sob carga intensa.<text:line-break/>A ideia desse pacote de análise de referência é obter rapidamente informações sobre o desempenho do sistema sem a criação de pontos de medida complexos no banco de dados ou mesmo sem a instalação de um banco de dados.</text:span></text:span></text:p>
      <text:p text:style-name="P10">É disso que você precisa. Sysbench permite ter rapidamente uma ideia do desempenho do sistema sem ter que instalar pontos de referência e ferramentas complexas.</text:p>
      <text:h text:style-name="P3" text:outline-level="3">Instale o Sysbench</text:h>
      <text:p text:style-name="P10">É muito simples.</text:p>
      <text:p text:style-name="P7"><text:span text:style-name="Source_20_Text"><text:span text:style-name="T2">apt-get install sysbench</text:span></text:span></text:p>
      <text:h text:style-name="P4" text:outline-level="3"><text:span text:style-name="T1">Verifique o desempenho da CPU</text:span></text:h>
      <text:p text:style-name="P10">Para isso, precisamos executar um cálculo de vinte mil primos.</text:p>
      <text:p text:style-name="P7"><text:span text:style-name="Source_20_Text"><text:span text:style-name="T1">$ </text:span></text:span><text:span text:style-name="Source_20_Text"><text:span text:style-name="T2">sysbench --test=cpu --cpu-max-prime=20000 run</text:span></text:span></text:p>
      <text:p text:style-name="P10">Como padrão, o cálculo será realizado em um único núcleo. Usamos –num-threads = N Key, se quisermos tirar proveito dos cálculos paralelos.</text:p>
      <text:p text:style-name="P10">O resultado do teste:</text:p>
      <text:p text:style-name="P6"><text:span text:style-name="Source_20_Text"><text:span text:style-name="T1">Test execution summary:</text:span></text:span></text:p>
      <text:p text:style-name="P6"><text:span text:style-name="Source_20_Text"><text:span text:style-name="T1"><text:s/>total time: <text:s text:c="26"/><text:tab/><text:tab/>17.3915s</text:span></text:span></text:p>
      <text:p text:style-name="P6"><text:span text:style-name="Source_20_Text"><text:span text:style-name="T1"><text:s/>total number of events: <text:s text:c="14"/><text:tab/><text:tab/>10000</text:span></text:span></text:p>
      <text:p text:style-name="P5"/>
      <text:p text:style-name="P6"><text:span text:style-name="Source_20_Text"><text:span text:style-name="T1"><text:s/>total time taken by event execution: <text:s/>1<text:tab/>7.3875</text:span></text:span></text:p>
      <text:p text:style-name="P6"><text:span text:style-name="Source_20_Text"><text:span text:style-name="T1"><text:s/>per-request statistics:</text:span></text:span></text:p>
      <text:p text:style-name="P6"><text:span text:style-name="Source_20_Text"><text:span text:style-name="T1"><text:s text:c="3"/>min: <text:s text:c="19"/><text:tab/>1.66ms</text:span></text:span></text:p>
      <text:p text:style-name="P6"><text:span text:style-name="Source_20_Text"><text:span text:style-name="T1"><text:s text:c="3"/>avg: <text:s text:c="19"/><text:tab/>1.74ms</text:span></text:span></text:p>
      <text:p text:style-name="P6"><text:span text:style-name="Source_20_Text"><text:span text:style-name="T1"><text:s text:c="3"/>max: <text:s text:c="19"/><text:tab/>4.00ms</text:span></text:span></text:p>
      <text:p text:style-name="P7"><text:span text:style-name="Source_20_Text"><text:span text:style-name="T1"><text:s text:c="3"/>approx. <text:s/>95 percentile: <text:tab/>2.03ms</text:span></text:span></text:p>
      <text:p text:style-name="P10">O interessante sobre esse teste é o valor do tempo total. Iniciando o teste em vários servidores, podemos comparar as medidas.</text:p>
      <text:p text:style-name="P10">Aqui está um exemplo desse teste executado em servidores que eu administrava no momento da preparação deste artigo.</text:p>
      <text:h text:style-name="P3" text:outline-level="3">Testando o desempenho do disco</text:h>
      <text:p text:style-name="P10">A verificação do subsistema de disco é realizada em três etapas:</text:p>
      <text:list xml:id="list1375359819" text:style-name="L4">
        <text:list-item>
          <text:p text:style-name="P24"><text:soft-page-break/>Preparar (gerar) um conjunto de arquivos de texto; </text:p>
        </text:list-item>
        <text:list-item>
          <text:p text:style-name="P24">Realizar o teste, remover os indicadores; </text:p>
        </text:list-item>
        <text:list-item>
          <text:p text:style-name="P13">Limpar o lixo. </text:p>
        </text:list-item>
      </text:list>
      <text:p text:style-name="P10">Preparando arquivos de texto:</text:p>
      <text:p text:style-name="P7"><text:span text:style-name="Source_20_Text"><text:span text:style-name="T1">$ </text:span></text:span><text:span text:style-name="Source_20_Text"><text:span text:style-name="T2">sysbench --test=fileio --file-total-size=70G prepare</text:span></text:span></text:p>
      <text:p text:style-name="P10">A equipe irá criar um conjunto de arquivos com um tamanho total de 70 gigabytes. O tamanho deve exceder significativamente a quantidade de memória RAM para que o resultado do teste não afete o cache do sistema operacional.</text:p>
      <text:p text:style-name="P10">A execução do teste:</text:p>
      <text:p text:style-name="P6"><text:span text:style-name="Source_20_Text"><text:span text:style-name="T1">$ </text:span></text:span><text:span text:style-name="Source_20_Text"><text:span text:style-name="T2">sysbench --test=fileio --file-total-size=70G –file-test-mode=rndrw --init-rng=on --max-time=300 --max-requests=0 run</text:span></text:span></text:p>
      <text:p text:style-name="P6"><text:span text:style-name="Source_20_Text"><text:span text:style-name="T1"/></text:span></text:p>
      <text:p text:style-name="P10">O teste será feito em modo de leitura aleatória (rndw) para 300 segundos, depois os resultados serão mostrados. Novamente, o teste padrão será executado em um único segmento (número de threads: 1).</text:p>
      <text:p text:style-name="P10">Limpe os arquivos temporários:</text:p>
      <text:p text:style-name="P7"><text:span text:style-name="Source_20_Text"><text:span text:style-name="T1">$ </text:span></text:span><text:span text:style-name="Source_20_Text"><text:span text:style-name="T2">sysbench --test=fileio cleanup</text:span></text:span></text:p>
      <text:p text:style-name="P10">Um exemplo do resultado do teste:</text:p>
      <text:p text:style-name="P6"><text:span text:style-name="Source_20_Text"><text:span text:style-name="T1">Operations performed: <text:s/>249517 Read, 166344 Write, 532224 Other = 948085</text:span></text:span></text:p>
      <text:p text:style-name="P6"><text:span text:style-name="Source_20_Text"><text:span text:style-name="T1">Read 3.8073Gb <text:s/>Written 2.5382Gb <text:s/>Total transferred 6.3455Gb <text:s/>(21.659Mb/sec)</text:span></text:span></text:p>
      <text:p text:style-name="P6"><text:span text:style-name="Source_20_Text"><text:span text:style-name="T1"><text:s/>1386.18 Requests/sec executed</text:span></text:span></text:p>
      <text:p text:style-name="P5"/>
      <text:p text:style-name="P6"><text:span text:style-name="Source_20_Text"><text:span text:style-name="T1">Test execution summary:</text:span></text:span></text:p>
      <text:p text:style-name="P6"><text:span text:style-name="Source_20_Text"><text:span text:style-name="T1"><text:s text:c="4"/>total time: <text:s text:c="25"/>300.0045s</text:span></text:span></text:p>
      <text:p text:style-name="P6"><text:span text:style-name="Source_20_Text"><text:span text:style-name="T1"><text:s text:c="4"/>total number of events: <text:s text:c="13"/>415861</text:span></text:span></text:p>
      <text:p text:style-name="P6"><text:span text:style-name="Source_20_Text"><text:span text:style-name="T1"><text:s text:c="4"/>total time taken by event execution: 178.9646</text:span></text:span></text:p>
      <text:p text:style-name="P6"><text:span text:style-name="Source_20_Text"><text:span text:style-name="T1"><text:s text:c="4"/>per-request statistics:</text:span></text:span></text:p>
      <text:p text:style-name="P6"><text:span text:style-name="Source_20_Text"><text:span text:style-name="T1"><text:s text:c="9"/>min: <text:s text:c="33"/>0.00ms</text:span></text:span></text:p>
      <text:p text:style-name="P6"><text:span text:style-name="Source_20_Text"><text:span text:style-name="T1"><text:s text:c="9"/>avg: <text:s text:c="33"/>0.43ms</text:span></text:span></text:p>
      <text:p text:style-name="P6"><text:span text:style-name="Source_20_Text"><text:span text:style-name="T1"><text:s text:c="9"/>max: <text:s text:c="31"/>205.67ms</text:span></text:span></text:p>
      <text:p text:style-name="P6"><text:span text:style-name="Source_20_Text"><text:span text:style-name="T1"><text:s text:c="9"/>approx. <text:s/>95 percentile: <text:s text:c="14"/>0.16ms</text:span></text:span></text:p>
      <text:p text:style-name="P5"/>
      <text:p text:style-name="P6"><text:span text:style-name="Source_20_Text"><text:span text:style-name="T1">Threads fairness:</text:span></text:span></text:p>
      <text:p text:style-name="P6"><text:span text:style-name="Source_20_Text"><text:span text:style-name="T1"><text:s text:c="4"/>events (avg/stddev): <text:s text:c="10"/>415861.0000/0.00</text:span></text:span></text:p>
      <text:p text:style-name="P7"><text:span text:style-name="Source_20_Text"><text:span text:style-name="T1"><text:s text:c="4"/>execution time (avg/stddev): <text:s text:c="2"/>178.9646/0.00</text:span></text:span></text:p>
      <text:p text:style-name="P10">Como uma medida de desempenho do subsistema de disco, você pode usar o valor da taxa de dados média (neste exemplo, 21.659Mb/seg).</text:p>
      <text:p text:style-name="P10">Vamos ver o que esse teste apresentou nos meus servidores:</text:p>
      <text:h text:style-name="P3" text:outline-level="3">Teste de performance MySQL OLTP</text:h>
      <text:p text:style-name="P10">O teste verifica a velocidade das transações do servidor MySQL, cada transação consiste de pedidos de leitura e escrita.</text:p>
      <text:p text:style-name="P10">É muito conveniente alterar as configurações do servidor no my.cnf, reiniciar e executar uma série de testes – imediatamente melhora a performance.</text:p>
      <text:p text:style-name="P10">Preparando-se para o teste:</text:p>
      <text:p text:style-name="P6"><text:span text:style-name="Source_20_Text"><text:span text:style-name="T1">$ </text:span></text:span><text:span text:style-name="Source_20_Text"><text:span text:style-name="T2">sysbench --test=oltp --oltp-table-size=1000000 –mysql-db=test <text:s/>--mysql-user=root --mysql-password=pass prepare</text:span></text:span></text:p>
      <text:p text:style-name="P6"><text:span text:style-name="Source_20_Text"><text:span text:style-name="T1"/></text:span></text:p>
      <text:p text:style-name="P18"><text:span text:style-name="T1">Teste rodando:</text:span></text:p>
      <text:p text:style-name="P6"><text:span text:style-name="Source_20_Text"><text:span text:style-name="T1">$ </text:span></text:span><text:span text:style-name="Source_20_Text"><text:span text:style-name="T2">sysbench --test=oltp --oltp-table-size=1000000 –mysql-db=test --mysql-user=root --mysql-password=pass --max-time=60 --oltp-read-only=off --max-requests=0 --num-threads=8 run</text:span></text:span></text:p>
      <text:p text:style-name="P6"><text:span text:style-name="Source_20_Text"><text:span text:style-name="T1"/></text:span></text:p>
      <text:p text:style-name="P10">O parâmetro –oltp-read-only pode ser ativado. Em seguida, serão executados apenas pedidos de leitura, permitindo que a base de dados estime o modo de velocidade, por exemplo, servo-base.</text:p>
      <text:p text:style-name="P10"/>
      <text:p text:style-name="P28">O resultado do teste:</text:p>
      <text:p text:style-name="P6"><text:span text:style-name="Source_20_Text"><text:span text:style-name="T1">OLTP test statistics:</text:span></text:span></text:p>
      <text:p text:style-name="P6"><text:span text:style-name="Source_20_Text"><text:span text:style-name="T1"><text:s text:c="4"/>queries performed:</text:span></text:span></text:p>
      <text:p text:style-name="P6"><text:span text:style-name="Source_20_Text"><text:span text:style-name="T1"><text:s text:c="8"/>read: <text:s text:c="27"/>564158</text:span></text:span></text:p>
      <text:p text:style-name="P6"><text:span text:style-name="Source_20_Text"><text:span text:style-name="T1"><text:s text:c="8"/>write: <text:s text:c="26"/>0</text:span></text:span></text:p>
      <text:p text:style-name="P6"><text:span text:style-name="Source_20_Text"><text:span text:style-name="T1"><text:s text:c="8"/>other: <text:s text:c="26"/>80594</text:span></text:span></text:p>
      <text:p text:style-name="P6"><text:span text:style-name="Source_20_Text"><text:span text:style-name="T1"><text:s text:c="8"/>total: <text:s text:c="26"/>644752</text:span></text:span></text:p>
      <text:p text:style-name="P6"><text:span text:style-name="Source_20_Text"><text:span text:style-name="T1"><text:s text:c="4"/>transactions: <text:s text:c="23"/>40297 <text:s/>(671.57 per sec.)</text:span></text:span></text:p>
      <text:p text:style-name="P6"><text:span text:style-name="Source_20_Text"><text:span text:style-name="T1"><text:s text:c="4"/>deadlocks: <text:s text:c="26"/>0 <text:s text:c="5"/>(0.00 per sec.)</text:span></text:span></text:p>
      <text:p text:style-name="P6"><text:span text:style-name="Source_20_Text"><text:span text:style-name="T1"><text:s text:c="4"/>read/write requests: <text:s text:c="16"/>564158 (9402.01 per sec.)</text:span></text:span></text:p>
      <text:p text:style-name="P6"><text:span text:style-name="Source_20_Text"><text:span text:style-name="T1"><text:s text:c="4"/>other operations: <text:s text:c="19"/>80594 <text:s/>(1343.14 per sec.)</text:span></text:span></text:p>
      <text:p text:style-name="P5"/>
      <text:p text:style-name="P6"><text:span text:style-name="Source_20_Text"><text:span text:style-name="T1">Test execution summary:</text:span></text:span></text:p>
      <text:p text:style-name="P6"><text:span text:style-name="Source_20_Text"><text:span text:style-name="T1"><text:s text:c="4"/>total time: <text:s text:c="25"/>60.0040s</text:span></text:span></text:p>
      <text:p text:style-name="P6"><text:span text:style-name="Source_20_Text"><text:span text:style-name="T1"><text:s text:c="4"/>total number of events: <text:s text:c="13"/>40297</text:span></text:span></text:p>
      <text:p text:style-name="P6"><text:span text:style-name="Source_20_Text"><text:span text:style-name="T1"><text:s text:c="4"/>total time taken by event execution: 479.8413</text:span></text:span></text:p>
      <text:p text:style-name="P6"><text:span text:style-name="Source_20_Text"><text:span text:style-name="T1"><text:s text:c="4"/>per-request statistics:</text:span></text:span></text:p>
      <text:p text:style-name="P6"><text:span text:style-name="Source_20_Text"><text:span text:style-name="T1"><text:s text:c="9"/>min: <text:s text:c="33"/>1.14ms</text:span></text:span></text:p>
      <text:p text:style-name="P6"><text:span text:style-name="Source_20_Text"><text:span text:style-name="T1"><text:s text:c="9"/>avg: <text:s text:c="32"/>11.91ms</text:span></text:span></text:p>
      <text:p text:style-name="P6"><text:span text:style-name="Source_20_Text"><text:span text:style-name="T1"><text:s text:c="9"/>max: <text:s text:c="32"/>70.93ms</text:span></text:span></text:p>
      <text:p text:style-name="P7"><text:span text:style-name="Source_20_Text"><text:span text:style-name="T1"><text:s text:c="9"/>approx. <text:s/>95 percentile: <text:s text:c="13"/>15.54ms</text:span></text:span></text:p>
      <text:p text:style-name="P10">A opção mais interessante do relatório é o número de transações por segundo (transações por segundo).</text:p>
      <text:h text:style-name="P2" text:outline-level="2">Como medir o desempenho do PostgreSQL?</text:h>
      <text:p text:style-name="P18"><text:span text:style-name="T1">Infelizmente, a ferramenta sysbench tem ferramentas embutidas para testes em PostgreSQL. Mas isso não nos impede inteiramente, porque podemos usar o utilitário </text:span><text:a xlink:type="simple" xlink:href="https://www.phpclasses.org/blog/post/www.postgresql.org/docs/devel/static/pgbench.html" text:style-name="Internet_20_link" text:visited-style-name="Visited_20_Internet_20_Link"><text:span text:style-name="T1">pgbench</text:span></text:a><text:span text:style-name="T1">.</text:span></text:p>
      <text:p text:style-name="P10">Cenários padrão de benchmark executam repetidamente a seguinte transação:</text:p>
      <text:p text:style-name="P6"><text:span text:style-name="Source_20_Text"><text:span text:style-name="T1">BEGIN;</text:span></text:span></text:p>
      <text:p text:style-name="P6"><text:span text:style-name="Source_20_Text"><text:span text:style-name="T1">UPDATE pgbench_accounts SET abalance = abalance + :delta WHERE aid = :aid;</text:span></text:span></text:p>
      <text:p text:style-name="P6"><text:span text:style-name="Source_20_Text"><text:span text:style-name="T1">SELECT abalance FROM pgbench_accounts WHERE aid = :aid;</text:span></text:span></text:p>
      <text:p text:style-name="P6"><text:span text:style-name="Source_20_Text"><text:span text:style-name="T1">UPDATE pgbench_tellers SET tbalance = tbalance + :delta WHERE tid = :tid;</text:span></text:span></text:p>
      <text:p text:style-name="P6"><text:span text:style-name="Source_20_Text"><text:span text:style-name="T1">UPDATE pgbench_branches SET bbalance = bbalance + :delta WHERE bid = :bid;</text:span></text:span></text:p>
      <text:p text:style-name="P6"><text:span text:style-name="Source_20_Text"><text:span text:style-name="T1">INSERT INTO pgbench_history (tid, bid, aid, delta, mtime)</text:span></text:span></text:p>
      <text:p text:style-name="P6"><text:span text:style-name="Source_20_Text"><text:span text:style-name="T1">VALUES (:tid, :bid, :aid, :delta, CURRENT_TIMESTAMP);</text:span></text:span></text:p>
      <text:p text:style-name="P7"><text:span text:style-name="Source_20_Text"><text:span text:style-name="T1">END;</text:span></text:span></text:p>
      <text:p text:style-name="P10">Para criar um caso de teste, rode:</text:p>
      <text:p text:style-name="P7"><text:span text:style-name="Source_20_Text"><text:span text:style-name="T1">$ </text:span></text:span><text:span text:style-name="Source_20_Text"><text:span text:style-name="T2">pgbench -h localhost -U test_user -i -s 100 test</text:span></text:span></text:p>
      <text:p text:style-name="P10">Realizamos os testes:</text:p>
      <text:p text:style-name="P7"><text:span text:style-name="Source_20_Text"><text:span text:style-name="T1">$ </text:span></text:span><text:span text:style-name="Source_20_Text"><text:span text:style-name="T2">pgbench -h localhost -U test_user -t 5000 -c 4 -j 4 test</text:span></text:span></text:p>
      <text:p text:style-name="P18"><text:span text:style-name="T1">O comando Keys significa que o cliente irá executar 4 5000 4 transações por segmento. Como resultado, 20000 transações serão executadas.</text:span></text:p>
      <text:p text:style-name="P10">Resultado…</text:p>
      <text:p text:style-name="P6"><text:span text:style-name="Source_20_Text"><text:span text:style-name="T1">starting vacuum...end.</text:span></text:span></text:p>
      <text:p text:style-name="P6"><text:span text:style-name="Source_20_Text"><text:span text:style-name="T1">transaction type: TPC-B (sort of)</text:span></text:span></text:p>
      <text:p text:style-name="P6"><text:span text:style-name="Source_20_Text"><text:span text:style-name="T1">scaling factor: 10</text:span></text:span></text:p>
      <text:p text:style-name="P6"><text:span text:style-name="Source_20_Text"><text:span text:style-name="T1">query mode: simple</text:span></text:span></text:p>
      <text:p text:style-name="P6"><text:span text:style-name="Source_20_Text"><text:span text:style-name="T1">number of clients: 4</text:span></text:span></text:p>
      <text:p text:style-name="P6"><text:span text:style-name="Source_20_Text"><text:span text:style-name="T1">number of threads: 4</text:span></text:span></text:p>
      <text:p text:style-name="P6"><text:span text:style-name="Source_20_Text"><text:span text:style-name="T1">number of transactions per client: 5000</text:span></text:span></text:p>
      <text:p text:style-name="P6"><text:span text:style-name="Source_20_Text"><text:span text:style-name="T1">number of transactions actually processed: 20000/20000</text:span></text:span></text:p>
      <text:p text:style-name="P6"><text:span text:style-name="Source_20_Text"><text:span text:style-name="T1">latency average: 0.000 ms</text:span></text:span></text:p>
      <text:p text:style-name="P6"><text:span text:style-name="Source_20_Text"><text:span text:style-name="T1">tps = 3350.950958 (including connections establishing)</text:span></text:span></text:p>
      <text:p text:style-name="P7"><text:span text:style-name="Source_20_Text"><text:span text:style-name="T1">tps = 3357.677756 (excluding connections establishing)</text:span></text:span></text:p>
      <text:p text:style-name="P10"><text:soft-page-break/>O mais importante aqui é tps.</text:p>
      <text:p text:style-name="P10">Testes comparativos em diferentes servidores, infelizmente, não.</text:p>
      <text:h text:style-name="P2" text:outline-level="2">E o desempenho do PHP?</text:h>
      <text:p text:style-name="P10">Com sysbench e uma abundância de quilowatts de energia para a CPU de muitos servidores, aprendemos muito rapidamente e de forma adequada a forma de avaliar o desempenho do servidor. Consequentemente, isso nos permite fornecer uma previsão especializada do desempenho de aplicativos Web nesse servidor.</text:p>
      <text:p text:style-name="P10">No entanto, há situações em que sysbench mostrou um bom resultado, e a aplicação PHP no servidor demonstra métricas de desempenho bastante medíocres.</text:p>
      <text:p text:style-name="P10">É claro que o resultado é influenciado por parâmetros como:</text:p>
      <text:list xml:id="list4223006470" text:style-name="L7">
        <text:list-item>
          <text:p text:style-name="P25">Versão do PHP </text:p>
        </text:list-item>
        <text:list-item>
          <text:p text:style-name="P25">A presença do acelerador </text:p>
        </text:list-item>
        <text:list-item>
          <text:p text:style-name="P25">Como e o que é compilado no PHP </text:p>
        </text:list-item>
        <text:list-item>
          <text:p text:style-name="P14">Quais extensões são ativadas </text:p>
        </text:list-item>
      </text:list>
      <text:p text:style-name="P10">Eu adoraria ter uma ferramenta que fosse fácil de instalar e, depois de iniciar, desse métricas claras de desempenho do PHP atual no servidor.</text:p>
      <text:p text:style-name="P10">E como essa ferramenta não afeta o desempenho do subsistema de disco (ou rede), meça apenas o trabalho do intérprete PHP em um grupo de CPU e memória.</text:p>
      <text:p text:style-name="P10">Uma simples reflexão levou à conclusão de que:</text:p>
      <text:list xml:id="list3215366629" text:style-name="L8">
        <text:list-item>
          <text:p text:style-name="P26">Os instrumentos existentes ainda estão lá; </text:p>
        </text:list-item>
        <text:list-item>
          <text:p text:style-name="P26">É possível escolher o algoritmo adequado; </text:p>
        </text:list-item>
        <text:list-item>
          <text:p text:style-name="P15">Enquanto não há imutabilidade no algoritmo, podemos comparar os resultados obtidos. </text:p>
        </text:list-item>
      </text:list>
      <text:p text:style-name="P18"><text:span text:style-name="T1">Eu encontrei um </text:span><text:a xlink:type="simple" xlink:href="https://github.com/florinsky/af-php-bench" text:style-name="Internet_20_link" text:visited-style-name="Visited_20_Internet_20_Link"><text:span text:style-name="T1">script</text:span></text:a><text:span text:style-name="T1"> que pode ser usado para isso. O script é compilado como arquivo phar, que se torna significativamente mais fácil para baixar e executar em qualquer servidor. A versão mínima do PHP para executar é a 5.4.</text:span></text:p>
      <text:p text:style-name="P10">Para começar:</text:p>
      <text:p text:style-name="P6"><text:span text:style-name="Source_20_Text"><text:span text:style-name="T1">$ </text:span></text:span><text:span text:style-name="Source_20_Text"><text:span text:style-name="T2">wget github.com/florinsky/af-php-bench/raw/master/build/phpbm.phar</text:span></text:span></text:p>
      <text:p text:style-name="P7"><text:span text:style-name="Source_20_Text"><text:span text:style-name="T1">$ </text:span></text:span><text:span text:style-name="Source_20_Text"><text:span text:style-name="T2">php phpbm.phar</text:span></text:span></text:p>
      <text:p text:style-name="P18"><text:span text:style-name="Emphasis"><text:span text:style-name="T1"> </text:span></text:span><text:span text:style-name="T1">O script executa 10 testes, divididos em três grupos:</text:span></text:p>
      <text:list xml:id="list1659961125" text:style-name="L9">
        <text:list-item>
          <text:p text:style-name="P27">O primeiro grupo é de operações comuns (ciclos, margem, criação/exclusão de objetos); </text:p>
        </text:list-item>
        <text:list-item>
          <text:p text:style-name="P27">O segundo grupo é de testes: verifica funções de string, implosão/explosão, hashes de cálculo; </text:p>
        </text:list-item>
        <text:list-item>
          <text:p text:style-name="P27">O terceiro é trabalhar com arrays; </text:p>
        </text:list-item>
        <text:list-item>
          <text:p text:style-name="P16">Todas as medições são feitas em segundos. </text:p>
        </text:list-item>
      </text:list>
      <text:p text:style-name="P10">Sobre a implementação do relatório de teste:</text:p>
      <text:p text:style-name="P6"><text:span text:style-name="Source_20_Text"><text:span text:style-name="T1">[GENERAL]</text:span></text:span></text:p>
      <text:p text:style-name="P6"><text:span text:style-name="Source_20_Text"><text:span text:style-name="T1"><text:s/>1/10 Cycles (if, while, do) <text:s/>...................... <text:tab/><text:tab/>6.72s</text:span></text:span></text:p>
      <text:p text:style-name="P6"><text:span text:style-name="Source_20_Text"><text:span text:style-name="T1"><text:s/>2/10 Generate Random Numbers <text:s/>..................... <text:tab/>3.21s</text:span></text:span></text:p>
      <text:p text:style-name="P6"><text:span text:style-name="Source_20_Text"><text:span text:style-name="T1"><text:s/>3/10 Objects <text:s/>..................................... <text:tab/><text:tab/>4.82s</text:span></text:span></text:p>
      <text:p text:style-name="P6"><text:span text:style-name="Source_20_Text"><text:span text:style-name="T1">Time: .. <text:tab/><text:tab/><text:tab/><text:tab/><text:tab/><text:tab/>14.76</text:span></text:span></text:p>
      <text:p text:style-name="P5"/>
      <text:p text:style-name="P6"><text:span text:style-name="Source_20_Text"><text:span text:style-name="T1">[STRINGS]</text:span></text:span></text:p>
      <text:p text:style-name="P6"><text:span text:style-name="Source_20_Text"><text:span text:style-name="T1"><text:s/>4/10 Simple Strings Functions <text:s/>................... <text:tab/>13.09s</text:span></text:span></text:p>
      <text:p text:style-name="P6"><text:span text:style-name="Source_20_Text"><text:span text:style-name="T1"><text:s/>5/10 Explode/Implode <text:s/>............................ <text:tab/><text:tab/>15.90s</text:span></text:span></text:p>
      <text:p text:style-name="P6"><text:span text:style-name="Source_20_Text"><text:span text:style-name="T1"><text:s/>6/10 Long Strings <text:s/>............................... <text:tab/><text:tab/>30.37s</text:span></text:span></text:p>
      <text:p text:style-name="P6"><text:span text:style-name="Source_20_Text"><text:span text:style-name="T1"><text:s/>7/10 String Hash <text:s/>................................ <text:tab/><text:tab/>23.57s</text:span></text:span></text:p>
      <text:p text:style-name="P6"><text:span text:style-name="Source_20_Text"><text:span text:style-name="T1">Time: .. <text:tab/><text:tab/><text:tab/><text:tab/><text:tab/><text:tab/>82.93</text:span></text:span></text:p>
      <text:p text:style-name="P5"/>
      <text:p text:style-name="P6"><text:span text:style-name="Source_20_Text"><text:span text:style-name="T1">[ARRAYS]</text:span></text:span></text:p>
      <text:p text:style-name="P6"><text:span text:style-name="Source_20_Text"><text:span text:style-name="T1"><text:s/>8/10 Fill arrays <text:s/>................................ <text:tab/><text:tab/>22.32s</text:span></text:span></text:p>
      <text:p text:style-name="P6"><text:span text:style-name="Source_20_Text"><text:span text:style-name="T1"><text:s/>9/10 Array Sort (Integer Keys and Values) <text:s/>....... <text:tab/>17.17s</text:span></text:span></text:p>
      <text:p text:style-name="P6"><text:span text:style-name="Source_20_Text"><text:span text:style-name="T1">10/10 Array Sort (String Keys and Values) <text:s/>........ <text:tab/>14.29s</text:span></text:span></text:p>
      <text:p text:style-name="P6"><text:soft-page-break/><text:span text:style-name="Source_20_Text"><text:span text:style-name="T1">Time: .. <text:tab/><text:tab/><text:tab/><text:tab/><text:tab/><text:tab/>53.79</text:span></text:span></text:p>
      <text:p text:style-name="P5"/>
      <text:p text:style-name="P7"><text:span text:style-name="Source_20_Text"><text:span text:style-name="T1">TOTAL TIME: . <text:tab/><text:tab/><text:tab/><text:tab/><text:tab/>151.47</text:span></text:span></text:p>
      <text:p text:style-name="P10">O script permite não só avaliar o desempenho geral do PHP no servidor (tempo total), mas também verificar o que é mais lento. Repetidamente eu vi resultados globais medíocres apenas para um teste: em algum lugar que pode ser uma operação lenta do gerador de números aleatórios, e em alguns casos trabalhar com longas cadeias.</text:p>
      <text:h text:style-name="P2" text:outline-level="2">Conclusão</text:h>
      <text:p text:style-name="P10">Gostaria de acrescentar que as ferramentas acima nos permitem estimar o desempenho do servidor apenas no momento da medição. Deve ser entendido que o servidor pode afetar os processos executados em paralelo. E se os seus testes mostraram bons resultados, isso não significa que sempre será assim.</text:p>
      <text:p text:style-name="P10">Em particular, esse problema se manifesta quando você analisa o servidor do cliente, que já está em pleno funcionamento. Você não sabe o que as tarefas do cron fazem, quais processos estão à espera de seus eventos de processamento de tarefas, se eles executam longas atividades de processamento de arquivos gzip/tar, se eles estão trabalhando com filtros antivírus ou spam, e muitos outros tipos de tarefas que poderiam ser desconhecidas para você.</text:p>
      <text:p text:style-name="P10">Para analisar o comportamento do servidor, atop e iostat podem ajudar. Se processarmos as estatísticas para alguns dias (ou mais), você pode ver quase tudo o que estiver acontecendo.</text:p>
      <text:p text:style-name="P10">Atop</text:p>
      <text:p text:style-name="P10">Gravar os dados em um arquivo:</text:p>
      <text:p text:style-name="P7"><text:span text:style-name="Source_20_Text"><text:span text:style-name="T1">$ </text:span></text:span><text:span text:style-name="Source_20_Text"><text:span text:style-name="T2">atop -w /tmp/atop.raw 1 60</text:span></text:span></text:p>
      <text:p text:style-name="P18"><text:span text:style-name="Emphasis"><text:span text:style-name="T1"> </text:span></text:span><text:span text:style-name="T1">Ler o registro:</text:span></text:p>
      <text:p text:style-name="P7"><text:span text:style-name="Source_20_Text"><text:span text:style-name="T1">$ </text:span></text:span><text:span text:style-name="Source_20_Text"><text:span text:style-name="T2">atop -r /tmp/atop.raw</text:span></text:span></text:p>
      <text:p text:style-name="P18"><text:span text:style-name="Emphasis"><text:span text:style-name="T1"> </text:span></text:span><text:span text:style-name="T1">iostat</text:span></text:p>
      <text:p text:style-name="P18"><text:span text:style-name="Emphasis"><text:span text:style-name="T1"> </text:span></text:span><text:span text:style-name="T1">Medindo o uso da CPU:</text:span></text:p>
      <text:p text:style-name="P7"><text:span text:style-name="Source_20_Text"><text:span text:style-name="T1">$ </text:span></text:span><text:span text:style-name="Source_20_Text"><text:span text:style-name="T2">iostat -c 1</text:span></text:span></text:p>
      <text:p text:style-name="P10">Conclusão:</text:p>
      <text:p text:style-name="P6"><text:span text:style-name="Source_20_Text"><text:span text:style-name="T1">%user <text:s text:c="4"/>%nice <text:s text:c="3"/>%system <text:s text:c="3"/>%iowait <text:s text:c="3"/>%steal <text:s text:c="3"/>%idle</text:span></text:span></text:p>
      <text:p text:style-name="P6"><text:span text:style-name="Source_20_Text"><text:span text:style-name="T1">82.21 <text:s text:c="5"/>0.00 <text:s text:c="5"/>17.79 <text:s text:c="6"/>0.00 <text:s text:c="5"/>0.00 <text:s text:c="4"/>0.00</text:span></text:span></text:p>
      <text:p text:style-name="P6"><text:span text:style-name="Source_20_Text"><text:span text:style-name="T1">79.05 <text:s text:c="5"/>0.00 <text:s text:c="5"/>20.70 <text:s text:c="6"/>0.00 <text:s text:c="5"/>0.00 <text:s text:c="4"/>0.25</text:span></text:span></text:p>
      <text:p text:style-name="P6"><text:span text:style-name="Source_20_Text"><text:span text:style-name="T1">80.95 <text:s text:c="5"/>0.00 <text:s text:c="5"/>19.05 <text:s text:c="6"/>0.00 <text:s text:c="5"/>0.00 <text:s text:c="4"/>0.00</text:span></text:span></text:p>
      <text:p text:style-name="P6"><text:span text:style-name="Source_20_Text"><text:span text:style-name="T1">80.95 <text:s text:c="5"/>0.00 <text:s text:c="5"/>19.05 <text:s text:c="6"/>0.00 <text:s text:c="5"/>0.00 <text:s text:c="4"/>0.00</text:span></text:span></text:p>
      <text:p text:style-name="P6"><text:span text:style-name="Source_20_Text"><text:span text:style-name="T1">80.85 <text:s text:c="5"/>0.00 <text:s text:c="5"/>18.91 <text:s text:c="6"/>0.25 <text:s text:c="5"/>0.00 <text:s text:c="4"/>0.00</text:span></text:span></text:p>
      <text:p text:style-name="P7"><text:span text:style-name="Source_20_Text"><text:span text:style-name="T1">...</text:span></text:span></text:p>
      <text:p text:style-name="P10">Medindo o subsistema de disco de inicialização:</text:p>
      <text:p text:style-name="P7"><text:span text:style-name="Source_20_Text"><text:span text:style-name="T1">$ </text:span></text:span><text:span text:style-name="Source_20_Text"><text:span text:style-name="T2">iostat -xd /dev/sda 1</text:span></text:span></text:p>
      <text:p text:style-name="P10">Conclusão:</text:p>
      <text:p text:style-name="P6"><text:span text:style-name="Source_20_Text"><text:span text:style-name="T1">rkB/s <text:s text:c="3"/>wkB/s <text:s/>await <text:s text:c="3"/>r_await <text:s text:c="5"/>w_await <text:s text:c="3"/>svctm <text:s text:c="4"/>%util</text:span></text:span></text:p>
      <text:p text:style-name="P6"><text:span text:style-name="Source_20_Text"><text:span text:style-name="T1">0.00 <text:s text:c="2"/>2060.00 <text:s text:c="2"/>4.05 <text:s text:c="6"/>0.00 <text:s text:c="8"/>4.05 <text:s text:c="4"/>3.98 <text:s text:c="4"/>95.60</text:span></text:span></text:p>
      <text:p text:style-name="P6"><text:span text:style-name="Source_20_Text"><text:span text:style-name="T1">0.00 <text:s text:c="2"/>2000.00 <text:s text:c="2"/>3.97 <text:s text:c="6"/>0.00 <text:s text:c="8"/>3.97 <text:s text:c="4"/>3.95 <text:s text:c="4"/>96.40</text:span></text:span></text:p>
      <text:p text:style-name="P6"><text:span text:style-name="Source_20_Text"><text:span text:style-name="T1">0.00 <text:s text:c="2"/>1976.00 <text:s text:c="2"/>3.92 <text:s text:c="6"/>0.00 <text:s text:c="8"/>3.92 <text:s text:c="4"/>3.92 <text:s text:c="4"/>95.60</text:span></text:span></text:p>
      <text:p text:style-name="P6"><text:span text:style-name="Source_20_Text"><text:span text:style-name="T1">0.00 <text:s text:c="2"/>2008.00 <text:s text:c="2"/>3.95 <text:s text:c="6"/>0.00 <text:s text:c="8"/>3.95 <text:s text:c="4"/>3.93 <text:s text:c="4"/>96.00</text:span></text:span></text:p>
      <text:p text:style-name="P6"><text:span text:style-name="Source_20_Text"><text:span text:style-name="T1">0.00 <text:s text:c="2"/>2008.00 <text:s text:c="2"/>3.92 <text:s text:c="6"/>0.00 <text:s text:c="8"/>3.92 <text:s text:c="4"/>3.92 <text:s text:c="4"/>96.80</text:span></text:span></text:p>
      <text:p text:style-name="P6"><text:span text:style-name="Source_20_Text"><text:span text:style-name="T1">0.00 <text:s text:c="2"/>2020.00 <text:s text:c="2"/>4.03 <text:s text:c="6"/>0.00 <text:s text:c="8"/>4.03 <text:s text:c="4"/>4.00 <text:s text:c="4"/>97.60</text:span></text:span></text:p>
      <text:p text:style-name="P6"><text:span text:style-name="Source_20_Text"><text:span text:style-name="T1">0.00 <text:s text:c="2"/>2016.00 <text:s text:c="2"/>3.97 <text:s text:c="6"/>0.00 <text:s text:c="8"/>3.97 <text:s text:c="4"/>3.97 <text:s text:c="4"/>97.20</text:span></text:span></text:p>
      <text:p text:style-name="P7"><text:span text:style-name="Source_20_Text"><text:span text:style-name="T1">...</text:span></text:span></text:p>
      <text:p text:style-name="P18"><text:span text:style-name="T1">E, claro, você pode usar </text:span><text:a xlink:type="simple" xlink:href="http://munin-monitoring.org/" text:style-name="Internet_20_link" text:visited-style-name="Visited_20_Internet_20_Link"><text:span text:style-name="T1">Munin</text:span></text:a><text:span text:style-name="T1"> ou programas similares para coletar estatísticas de um servidor por um longo temp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0T15:25:24.467164153</meta:creation-date>
    <meta:print-date>2024-05-10T16:47:32.642922004</meta:print-date>
    <dc:date>2024-05-10T16:58:05.841958328</dc:date>
    <meta:editing-duration>PT9M36S</meta:editing-duration>
    <meta:editing-cycles>1</meta:editing-cycles>
    <meta:document-statistic meta:table-count="0" meta:image-count="0" meta:object-count="0" meta:page-count="5" meta:paragraph-count="200" meta:word-count="1747" meta:character-count="12387" meta:non-whitespace-character-count="9657"/>
    <meta:generator>LibreOffice/6.4.7.2$Linux_X86_64 LibreOffice_project/40$Build-2</meta:generator>
  </office:meta>
</office:document-meta>
</file>